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Pro" svg:font-family="MyriadPro, sans-serif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inherit" svg:font-family="inherit"/>
  </office:font-face-decls>
  <office:automatic-styles>
    <style:style style:name="P1" style:family="paragraph" style:parent-style-name="Title">
      <style:text-properties fo:color="#c9211e" loext:opacity="100%" officeooo:rsid="0009e6d3" officeooo:paragraph-rsid="0009e6d3"/>
    </style:style>
    <style:style style:name="P2" style:family="paragraph" style:parent-style-name="Horizontal_20_Line" style:list-style-name="L1">
      <style:paragraph-properties fo:margin-left="0cm" fo:margin-right="0cm" fo:orphans="2" fo:widows="2" fo:text-indent="0cm" style:auto-text-indent="false"/>
    </style:style>
    <style:style style:name="P3" style:family="paragraph" style:parent-style-name="Horizontal_20_Line" style:list-style-name="L1">
      <style:paragraph-properties fo:orphans="2" fo:widows="2"/>
    </style:style>
    <style:style style:name="P4" style:family="paragraph" style:parent-style-name="Horizontal_20_Line" style:list-style-name="L1">
      <style:paragraph-properties fo:margin-top="0cm" fo:margin-bottom="0cm" style:contextual-spacing="false" fo:orphans="2" fo:widows="2"/>
    </style:style>
    <style:style style:name="P5" style:family="paragraph" style:parent-style-name="Heading_20_1">
      <style:paragraph-properties fo:text-align="center" style:justify-single-word="false"/>
      <style:text-properties fo:color="#c9211e" loext:opacity="100%"/>
    </style:style>
    <style:style style:name="P6" style:family="paragraph" style:parent-style-name="Heading_20_1">
      <style:paragraph-properties fo:text-align="center" style:justify-single-word="false"/>
      <style:text-properties fo:color="#c9211e" loext:opacity="100%" officeooo:paragraph-rsid="000ad95a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616161" loext:opacity="100%" style:font-name="MyriadPro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616161" loext:opacity="100%" style:font-name="MyriadPro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616161" loext:opacity="100%" style:font-name="MyriadPro" fo:letter-spacing="normal" fo:font-style="normal" fo:font-weight="normal"/>
    </style:style>
    <style:style style:name="P12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616161" loext:opacity="100%" style:font-name="MyriadPro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000000" loext:opacity="100%" style:font-name="inherit" fo:font-size="10.5pt" fo:letter-spacing="normal" fo:font-style="normal" fo:font-weight="normal" officeooo:paragraph-rsid="0013f093" loext:padding="0cm" loext:border="none"/>
    </style:style>
    <style:style style:name="P14" style:family="paragraph" style:parent-style-name="Text_20_body">
      <style:paragraph-properties fo:text-align="center" style:justify-single-word="false"/>
      <style:text-properties officeooo:paragraph-rsid="000ad95a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>
      <style:text-properties officeooo:paragraph-rsid="000e752a"/>
    </style:style>
    <style:style style:name="P17" style:family="paragraph" style:parent-style-name="Text_20_body">
      <style:paragraph-properties fo:break-before="page"/>
      <style:text-properties officeooo:paragraph-rsid="000e752a"/>
    </style:style>
    <style:style style:name="P18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19" style:family="paragraph" style:parent-style-name="Text_20_body" style:list-style-name="L2">
      <style:paragraph-properties fo:padding="0.049cm" fo:border="0.06pt solid #d9d9e3"/>
    </style:style>
    <style:style style:name="P20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21" style:family="paragraph" style:parent-style-name="Text_20_body" style:list-style-name="L4">
      <style:paragraph-properties fo:padding="0.049cm" fo:border="0.06pt solid #d9d9e3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text-properties officeooo:paragraph-rsid="00131621"/>
    </style:style>
    <style:style style:name="P25" style:family="paragraph" style:parent-style-name="Text_20_body">
      <style:text-properties officeooo:paragraph-rsid="0013f093"/>
    </style:style>
    <style:style style:name="P26" style:family="paragraph" style:parent-style-name="Text_20_body">
      <style:text-properties officeooo:rsid="0014fe8a" officeooo:paragraph-rsid="0014fe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5328e" loext:opacity="100%" fo:font-weight="bold"/>
    </style:style>
    <style:style style:name="T3" style:family="text">
      <style:text-properties officeooo:rsid="000ad95a"/>
    </style:style>
    <style:style style:name="T4" style:family="text">
      <style:text-properties fo:font-variant="normal" fo:text-transform="none" fo:color="#616161" loext:opacity="100%" style:font-name="MyriadPro" fo:letter-spacing="normal" fo:font-style="normal" fo:font-weight="normal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d1d5db" loext:opacity="100%" style:font-name="S hne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5328e" loext:opacity="100%" style:font-name="MyriadPro" fo:letter-spacing="normal" fo:font-style="normal" fo:font-weight="bold"/>
    </style:style>
    <style:style style:name="T8" style:family="text">
      <style:text-properties fo:font-variant="normal" fo:text-transform="none" fo:color="#800000" loext:opacity="100%" style:font-name="inherit" fo:font-size="24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Open Sans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style:font-name="Open Sans" fo:font-size="10.5pt" fo:letter-spacing="normal" fo:font-style="normal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f093" style:font-weight-asian="normal" style:font-weight-complex="normal"/>
    </style:style>
    <style:style style:name="T14" style:family="text">
      <style:text-properties officeooo:rsid="000c82f0"/>
    </style:style>
    <style:style style:name="T15" style:family="text">
      <style:text-properties officeooo:rsid="000e752a"/>
    </style:style>
    <style:style style:name="T16" style:family="text">
      <style:text-properties loext:padding="0.049cm" loext:border="0.06pt solid #d9d9e3"/>
    </style:style>
    <style:style style:name="T17" style:family="text">
      <style:text-properties officeooo:rsid="0011b36c"/>
    </style:style>
    <style:style style:name="T18" style:family="text">
      <style:text-properties officeooo:rsid="00131621"/>
    </style:style>
    <style:style style:name="T19" style:family="text">
      <style:text-properties officeooo:rsid="0013f09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13f093"/>
    </style:style>
    <text:list-style style:name="L1">
      <text:list-level-style-bullet text:level="1" text:style-name="Bullet_20_Symbols" loext:num-list-format="%1%." style:num-suffix="." text:bullet-char="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rno Uninter - SGBDs</text:p>
      <text:h text:style-name="P5" text:outline-level="1">Aula 01 – <text:span text:style-name="T3">Sistema Gerenciador de Banco de Dados</text:span></text:h>
      <text:p text:style-name="P8"><text:span text:style-name="T7">1. </text:span><text:span text:style-name="T4">Normalização</text:span></text:p>
      <text:p text:style-name="P16">A <text:span text:style-name="T1">normalização</text:span> de banco de dados é um processo de refinamento no projeto de bancos de dados relacionais que visa organizar os dados de maneira eficiente, sana<text:span text:style-name="T14">ndo</text:span> problemas de dependências parciais entre atributos, minimizando a redundância <text:span text:style-name="T14">ou</text:span> anomalias de inclusão, alteração, exclusão <text:span text:style-name="T15">e</text:span> mantendo a integridade dos dados.</text:p>
      <text:p text:style-name="Text_20_body">A normalização visa principalmente evitar problemas como redundância de dados, que pode levar a inconsistências e a necessidade de atualizar múltiplas instâncias de um mesmo dado, aumentando a chance de erros. Além disso, a normalização ajuda a otimizar as operações de consulta e manutenção do banco de dados.</text:p>
      <text:p text:style-name="P25">Uma <text:span text:style-name="T1">dependência funcional</text:span> é uma relação entre conjuntos de atributos (colunas) em uma tabela de banco de dados, onde o valor de um conjunto de atributos determina o valor de outro conjunto de atributos.<text:line-break/>Existem <text:span text:style-name="T17">três</text:span> <text:span text:style-name="T17">categorias</text:span> de dependências funcionais:</text:p>
      <text:list xml:id="list3706805185" text:style-name="L5">
        <text:list-item>
          <text:p text:style-name="P23"><text:span text:style-name="Strong_20_Emphasis">Dependência Funcional Simples (Total)</text:span>: a chave primária composta determina diretamente o valor de um atributo, sem considerar qualquer outro atributo. <text:span text:style-name="T19">O</text:span>u seja, <text:span text:style-name="T19">e</text:span>m uma relação com uma PK composta, um atributo não-chave <text:span text:style-name="T20">depend</text:span><text:span text:style-name="T21">e</text:span><text:span text:style-name="T20"> dessa PK como um todo</text:span>, e não somente de parte dela.</text:p>
          <text:p text:style-name="P23">Exemplo: Suponha que tenhamos uma tabela "Funcionários" com colunas "ID", "Nome" e "Departamento". Se cada ID corresponde a um único nome de funcionário e a um único departamento, podemos dizer que "ID determina Nome" e "ID determina Departamento".</text:p>
        </text:list-item>
        <text:list-item>
          <text:p text:style-name="P24"><text:span text:style-name="Strong_20_Emphasis">Dependência Funcional </text:span><text:span text:style-name="Strong_20_Emphasis"><text:span text:style-name="T18">Parcial:</text:span></text:span> atributo ou conjunto de atributos possui dependência apenas de parte dos valores da chave primária, então tem-se uma dependência parcial. <text:span text:style-name="T19">Ou seja, </text:span>quando os atributos não-chave <text:span text:style-name="T20">não dependem funcionalmente de toda a PK</text:span> quando esta for composta.</text:p>
        </text:list-item>
        <text:list-item>
          <text:p text:style-name="P24"><text:span text:style-name="Strong_20_Emphasis">Dependência Funcional </text:span><text:span text:style-name="Strong_20_Emphasis"><text:span text:style-name="T18">Transitiva: </text:span></text:span><text:span text:style-name="Strong_20_Emphasis"><text:span text:style-name="T12">um conjunto de atributos determina indiretamente o valor de outro conjunto de atributos por meio de uma terceira coluna. Em outras palavras, </text:span></text:span><text:span text:style-name="Strong_20_Emphasis"><text:span text:style-name="T13">ocorre </text:span></text:span><text:span text:style-name="Strong_20_Emphasis"><text:span text:style-name="T12">quando </text:span></text:span><text:span text:style-name="Strong_20_Emphasis"><text:span text:style-name="T11">um campo não-chave não depende diretamente da chave primária da tabela (nem mesmo parcialmente), mas depende de um outro campo não-chave na tabela.</text:span></text:span><text:span text:style-name="Strong_20_Emphasis"><text:span text:style-name="T12"> </text:span></text:span></text:p>
        </text:list-item>
      </text:list>
      <text:p text:style-name="Text_20_body">Entender as dependências é fundamental durante o processo de modelagem de dados, pois, dependendo do tipo de dependência encontrada será necessário tomar determinadas decisões, como <text:span text:style-name="T20">eliminar atributos, criar novas tabelas ou mover atributos entre tabelas</text:span>.</text:p>
      <text:p text:style-name="P17">As <text:span text:style-name="T1">formas normais</text:span> são um conjunto de regras ou critérios que um banco de dados deve atender para ser considerado normalizado. </text:p>
      <text:list xml:id="list2738193625" text:style-name="L1">
        <text:list-header>
          <text:p text:style-name="P2"/>
        </text:list-header>
        <text:list-item>
          <text:p text:style-name="P11">Primeira Forma Normal e Segunda Forma Normal (1FN e 2FN)</text:p>
        </text:list-item>
      </text:list>
      <text:list xml:id="list1649374883" text:style-name="L2">
        <text:list-item>
          <text:p text:style-name="P19"><text:span text:style-name="Strong_20_Emphasis"><text:span text:style-name="T16">Primeira Forma Normal (1NF)</text:span></text:span>:</text:p>
          <text:list>
            <text:list-item>
              <text:p text:style-name="P18">Cada coluna em uma tabela deve conter valores atômicos, ou seja, indivisíveis.</text:p>
            </text:list-item>
            <text:list-item>
              <text:p text:style-name="P18">Não deve haver repetição de grupos de valores em uma mesma coluna.</text:p>
            </text:list-item>
          </text:list>
        </text:list-item>
        <text:list-item>
          <text:p text:style-name="P19"><text:span text:style-name="Strong_20_Emphasis"><text:span text:style-name="T16">Segunda Forma Normal (2NF)</text:span></text:span>:</text:p>
          <text:list>
            <text:list-item>
              <text:p text:style-name="P18">Deve atender à 1NF.</text:p>
            </text:list-item>
            <text:list-item>
              <text:p text:style-name="P18">Todas as colunas não-chave devem depender totalmente da chave primária.</text:p>
            </text:list-item>
            <text:list-item>
              <text:p text:style-name="P19">Isso significa que não deve haver dependências parciais, onde apenas parte da chave determina um valor.</text:p>
            </text:list-item>
          </text:list>
        </text:list-item>
      </text:list>
      <text:p text:style-name="P12"/>
      <text:list xml:id="list140651533721355" text:continue-list="list2738193625" text:style-name="L1">
        <text:list-header>
          <text:p text:style-name="P3"/>
        </text:list-header>
        <text:list-item>
          <text:p text:style-name="P11">Terceira Forma Normal, Quarta Forma Normal e Quinta Forma Normal (3FN, 4FN e 5FN)</text:p>
        </text:list-item>
      </text:list>
      <text:list xml:id="list3642254438" text:style-name="L4">
        <text:list-item>
          <text:p text:style-name="P21"><text:span text:style-name="Strong_20_Emphasis"><text:span text:style-name="T16">Terceira Forma Normal (3NF)</text:span></text:span>:</text:p>
          <text:list>
            <text:list-item>
              <text:p text:style-name="P20">Deve atender à 2NF.</text:p>
            </text:list-item>
            <text:list-item>
              <text:p text:style-name="P21">Não deve haver dependências transitivas, ou seja, uma coluna não-chave não pode depender de outra coluna não-chave através da chave primária.</text:p>
            </text:list-item>
          </text:list>
        </text:list-item>
      </text:list>
      <text:p text:style-name="Text_20_body">Embora as formas normais até a 3NF sejam amplamente aceitas e usadas na prática, há situações em que a normalização mais rigorosa (4NF e 5NF) pode não ser necessária ou até prejudicial em termos de desempenho. O projeto de banco de dados envolve considerar tanto a normalização quanto as necessidades específicas do sistema e suas operações. </text:p>
      <text:p text:style-name="Text_20_body"/>
      <text:p text:style-name="P26">Eu li até a página 4.</text:p>
      <text:p text:style-name="P22"/>
      <text:list xml:id="list140652826296391" text:continue-list="list140651533721355" text:style-name="L1">
        <text:list-header>
          <text:p text:style-name="P4"/>
        </text:list-header>
      </text:list>
      <text:p text:style-name="P9"><text:span text:style-name="T2">2.</text:span> Tipos de banco de dados e os principais SGBDs utilizados</text:p>
      <text:p text:style-name="P10"><text:span text:style-name="T2">3.</text:span> Arquitetura básica de um SGBD e aspectos operacionais</text:p>
      <text:p text:style-name="P7"/>
      <text:p text:style-name="P7"/>
      <text:h text:style-name="P6" text:outline-level="1">Aula 0<text:span text:style-name="T3">2</text:span> – <text:span text:style-name="T3">Administração de SGBDs</text:span></text:h>
      <text:p text:style-name="P14"/>
      <text:p text:style-name="P14"/>
      <text:h text:style-name="P6" text:outline-level="1">Aula 0<text:span text:style-name="T3">3</text:span> – <text:span text:style-name="T3">Segurança e Recuperação de BDs</text:span></text:h>
      <text:p text:style-name="P14"/>
      <text:p text:style-name="P14"/>
      <text:h text:style-name="P6" text:outline-level="1">Aula 0<text:span text:style-name="T3">4</text:span> – <text:span text:style-name="T3">Data Warehouse</text:span></text:h>
      <text:p text:style-name="P14"/>
      <text:p text:style-name="P14"/>
      <text:h text:style-name="P6" text:outline-level="1">Aula 0<text:span text:style-name="T3">5</text:span> – <text:span text:style-name="T3">Data Mining</text:span></text:h>
      <text:p text:style-name="P14"/>
      <text:p text:style-name="P14"/>
      <text:h text:style-name="P6" text:outline-level="1">Aula 01 – <text:span text:style-name="T3">BD Distribuído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Pro" svg:font-family="MyriadPro, sans-serif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14:06:50.559000000</dc:date>
    <meta:editing-duration>PT18M15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6" meta:word-count="617" meta:character-count="3847" meta:non-whitespace-character-count="3272"/>
  </office:meta>
</office:document-meta>
</file>